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744in"/>
    </style:style>
    <style:style style:name="co6" style:family="table-column">
      <style:table-column-properties fo:break-before="auto" style:column-width="2.1138in"/>
    </style:style>
    <style:style style:name="co7" style:family="table-column">
      <style:table-column-properties fo:break-before="auto" style:column-width="1.4835in"/>
    </style:style>
    <style:style style:name="co8" style:family="table-column">
      <style:table-column-properties fo:break-before="auto" style:column-width="0.6181in"/>
    </style:style>
    <style:style style:name="co9" style:family="table-column">
      <style:table-column-properties fo:break-before="auto" style:column-width="0.4654in"/>
    </style:style>
    <style:style style:name="co10" style:family="table-column">
      <style:table-column-properties fo:break-before="auto" style:column-width="1.0618in"/>
    </style:style>
    <style:style style:name="co11" style:family="table-column">
      <style:table-column-properties fo:break-before="auto" style:column-width="0.7228in"/>
    </style:style>
    <style:style style:name="co12" style:family="table-column">
      <style:table-column-properties fo:break-before="auto" style:column-width="1.1909in"/>
    </style:style>
    <style:style style:name="co13" style:family="table-column">
      <style:table-column-properties fo:break-before="auto" style:column-width="0.602in"/>
    </style:style>
    <style:style style:name="co14" style:family="table-column">
      <style:table-column-properties fo:break-before="auto" style:column-width="0.4492in"/>
    </style:style>
    <style:style style:name="co15" style:family="table-column">
      <style:table-column-properties fo:break-before="auto" style:column-width="1.328in"/>
    </style:style>
    <style:style style:name="co16" style:family="table-column">
      <style:table-column-properties fo:break-before="auto" style:column-width="1.4571in"/>
    </style:style>
    <style:style style:name="co17" style:family="table-column">
      <style:table-column-properties fo:break-before="auto" style:column-width="1.5957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6929in"/>
    </style:style>
    <style:style style:name="co20" style:family="table-column">
      <style:table-column-properties fo:break-before="auto" style:column-width="0.5398in"/>
    </style:style>
    <style:style style:name="co21" style:family="table-column">
      <style:table-column-properties fo:break-before="auto" style:column-width="1.239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0.5161in"/>
    </style:style>
    <style:style style:name="co25" style:family="table-column">
      <style:table-column-properties fo:break-before="auto" style:column-width="1.5047in"/>
    </style:style>
    <style:style style:name="co26" style:family="table-column">
      <style:table-column-properties fo:break-before="auto" style:column-width="0.3465in"/>
    </style:style>
    <style:style style:name="co27" style:family="table-column">
      <style:table-column-properties fo:break-before="auto" style:column-width="0.7543in"/>
    </style:style>
    <style:style style:name="co28" style:family="table-column">
      <style:table-column-properties fo:break-before="auto" style:column-width="8.3902in"/>
    </style:style>
    <style:style style:name="co29" style:family="table-column">
      <style:table-column-properties fo:break-before="auto" style:column-width="2.5937in"/>
    </style:style>
    <style:style style:name="co30" style:family="table-column">
      <style:table-column-properties fo:break-before="auto" style:column-width="1.3598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8866in"/>
    </style:style>
    <style:style style:name="co34" style:family="table-column">
      <style:table-column-properties fo:break-before="auto" style:column-width="0.7492in"/>
    </style:style>
    <style:style style:name="co35" style:family="table-column">
      <style:table-column-properties fo:break-before="auto" style:column-width="0.8783in"/>
    </style:style>
    <style:style style:name="co36" style:family="table-column">
      <style:table-column-properties fo:break-before="auto" style:column-width="0.8839in"/>
    </style:style>
    <style:style style:name="co37" style:family="table-column">
      <style:table-column-properties fo:break-before="auto" style:column-width="0.9752in"/>
    </style:style>
    <style:style style:name="co38" style:family="table-column">
      <style:table-column-properties fo:break-before="auto" style:column-width="0.8299in"/>
    </style:style>
    <style:style style:name="co39" style:family="table-column">
      <style:table-column-properties fo:break-before="auto" style:column-width="0.942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>
      <style:table-cell-properties fo:background-color="transparent"/>
      <style:text-properties fo:color="#2323dc"/>
    </style:style>
    <style:style style:name="ce3" style:family="table-cell" style:parent-style-name="Default" style:data-style-name="N11">
      <style:table-cell-properties fo:background-color="transparent"/>
    </style:style>
    <style:style style:name="ce4" style:family="table-cell" style:parent-style-name="Default" style:data-style-name="N11">
      <style:table-cell-properties fo:background-color="transparent"/>
      <style:text-properties fo:color="#ff00ff"/>
    </style:style>
    <style:style style:name="ce5" style:family="table-cell" style:parent-style-name="Default" style:data-style-name="N11">
      <style:table-cell-properties fo:background-color="transparent"/>
      <style:text-properties fo:color="#0047ff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11">
      <style:table-cell-properties fo:background-color="#cccc99"/>
    </style:style>
    <style:style style:name="ce8" style:family="table-cell" style:parent-style-name="Default">
      <style:table-cell-properties fo:background-color="#cccc99"/>
    </style:style>
    <style:style style:name="ce9" style:family="table-cell" style:parent-style-name="Default" style:data-style-name="N11">
      <style:table-cell-properties fo:background-color="#99cccc"/>
    </style:style>
    <style:style style:name="ce10" style:family="table-cell" style:parent-style-name="Default" style:data-style-name="N11">
      <style:table-cell-properties fo:background-color="#ffccff"/>
    </style:style>
    <style:style style:name="ce11" style:family="table-cell" style:parent-style-name="Default" style:data-style-name="N11">
      <style:table-cell-properties fo:background-color="#9999ff"/>
    </style:style>
    <style:style style:name="ce12" style:family="table-cell" style:parent-style-name="Default">
      <style:table-cell-properties fo:background-color="#99cccc"/>
    </style:style>
    <style:style style:name="ce13" style:family="table-cell" style:parent-style-name="Default">
      <style:table-cell-properties fo:background-color="#ffccff"/>
    </style:style>
    <style:style style:name="ce14" style:family="table-cell" style:parent-style-name="Default">
      <style:table-cell-properties fo:background-color="#9999ff"/>
    </style:style>
  </office:automatic-styles>
  <office:body>
    <office:spreadsheet>
      <table:table table:name="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12 valid</text:p>
          </table:table-cell>
          <table:table-cell office:value-type="string" calcext:value-type="string">
            <text:p>12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Oth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1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1 valid</text:p>
          </table:table-cell>
          <table:table-cell office:value-type="string" calcext:value-type="string">
            <text:p>11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ootloa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obile Devices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ovell Client for Linu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 Graphical Applic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Keyboard, Mouse, Vide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EN: Kernel / Hypervis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compi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-te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team-valid</text:p>
          </table:table-cell>
          <table:table-cell office:value-type="string" calcext:value-type="string">
            <text:p>12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1-team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11-team-valid</text:p>
          </table:table-cell>
          <table:table-cell office:value-type="string" calcext:value-type="string">
            <text:p>11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<text:s text:c="6"/>Banshe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Evolu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Firefo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GNOM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Install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Ker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Mobile Devic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etwo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ovell Client for Linu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Oth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ckag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Update Proble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<text:s text:c="6"/>X ATI/fglrx Dri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 Ser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YaST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 vs 11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3"/>
        <table:table-column table:style-name="co13" table:default-cell-style-name="ce1"/>
        <table:table-column table:style-name="co14" table:default-cell-style-name="ce1"/>
        <table:table-column table:style-name="co15" table:default-cell-style-name="ce3"/>
        <table:table-column table:style-name="co11" table:default-cell-style-name="ce1"/>
        <table:table-column table:style-name="co16" table:default-cell-style-name="ce3"/>
        <table:table-column table:style-name="co17" table:number-columns-repeated="1013" table:default-cell-style-name="ce1"/>
        <table:table-row table:style-name="ro4">
          <table:table-cell office:value-type="string" calcext:value-type="string">
            <text:p>component</text:p>
          </table:table-cell>
          <table:table-cell office:value-type="string" calcext:value-type="string">
            <text:p>12-valid</text:p>
          </table:table-cell>
          <table:table-cell office:value-type="string" calcext:value-type="string">
            <text:p>12-all</text:p>
          </table:table-cell>
          <table:table-cell table:style-name="ce2" office:value-type="string" calcext:value-type="string">
            <text:p>sled12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sled12 valid/total</text:p>
          </table:table-cell>
          <table:table-cell office:value-type="string" calcext:value-type="string">
            <text:p>11-valid</text:p>
          </table:table-cell>
          <table:table-cell office:value-type="string" calcext:value-type="string">
            <text:p>11-all</text:p>
          </table:table-cell>
          <table:table-cell table:style-name="ce2" office:value-type="string" calcext:value-type="string">
            <text:p>sled11-sp3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sled11-sp3 valid/tota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ppArm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]/[.E2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]/[.J2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]/[.E3]" office:value-type="percentage" office:value="0.00455927051671732" calcext:value-type="percentage">
            <text:p>0.46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]/[.J3]" office:value-type="percentage" office:value="0.0043859649122807" calcext:value-type="percentage">
            <text:p>0.44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4]/[.E4]"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]/[.J4]" office:value-type="percentage" office:value="0.0087719298245614" calcext:value-type="percentage">
            <text:p>0.88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style-name="ce2" office:value-type="percentage" office:value="0.6757" calcext:value-type="percentage">
            <text:p>67.57%</text:p>
          </table:table-cell>
          <table:table-cell office:value-type="float" office:value="658" calcext:value-type="float">
            <text:p>658</text:p>
          </table:table-cell>
          <table:table-cell table:style-name="ce4" table:formula="of:=[.B5]/[.E5]" office:value-type="percentage" office:value="0.0759878419452888" calcext:value-type="percentage">
            <text:p>7.60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" office:value-type="percentage" office:value="0.7778" calcext:value-type="percentage">
            <text:p>77.78%</text:p>
          </table:table-cell>
          <table:table-cell office:value-type="float" office:value="456" calcext:value-type="float">
            <text:p>456</text:p>
          </table:table-cell>
          <table:table-cell table:style-name="ce4" table:formula="of:=[.G5]/[.J5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Bootload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6]/[.E6]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percentage" office:value="0.875" calcext:value-type="percentage">
            <text:p>87.50%</text:p>
          </table:table-cell>
          <table:table-cell office:value-type="float" office:value="456" calcext:value-type="float">
            <text:p>456</text:p>
          </table:table-cell>
          <table:table-cell table:style-name="ce4" table:formula="of:=[.G6]/[.J6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compiz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7]/[.E7]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7]/[.J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nsole-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8]/[.E8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8]/[.J8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9]/[.E9]" office:value-type="percentage" office:value="0.013677811550152" calcext:value-type="percentage">
            <text:p>1.37%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office:value-type="percentage" office:value="0.96" calcext:value-type="percentage">
            <text:p>96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9]/[.J9]" office:value-type="percentage" office:value="0.0526315789473684" calcext:value-type="percentage">
            <text:p>5.26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0]/[.E10]" office:value-type="percentage" office:value="0.00455927051671732" calcext:value-type="percentage">
            <text:p>0.46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0]/[.J10]" office:value-type="percentage" office:value="0.0043859649122807" calcext:value-type="percentage">
            <text:p>0.44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percentage" office:value="0.8889" calcext:value-type="percentage">
            <text:p>88.89%</text:p>
          </table:table-cell>
          <table:table-cell office:value-type="float" office:value="658" calcext:value-type="float">
            <text:p>658</text:p>
          </table:table-cell>
          <table:table-cell table:style-name="ce4" table:formula="of:=[.B11]/[.E11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office:value-type="percentage" office:value="0.8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4" table:formula="of:=[.G11]/[.J11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style-name="ce2" office:value-type="percentage" office:value="0.887" calcext:value-type="percentage">
            <text:p>88.7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2]/[.E12]" office:value-type="percentage" office:value="0.238601823708207" calcext:value-type="percentage">
            <text:p>23.86%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2" office:value-type="percentage" office:value="0.6582" calcext:value-type="percentage">
            <text:p>65.82%</text:p>
          </table:table-cell>
          <table:table-cell office:value-type="float" office:value="456" calcext:value-type="float">
            <text:p>456</text:p>
          </table:table-cell>
          <table:table-cell table:style-name="ce4" table:formula="of:=[.G12]/[.J12]" office:value-type="percentage" office:value="0.114035087719298" calcext:value-type="percentage">
            <text:p>11.4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3]/[.E13]" office:value-type="percentage" office:value="0" calcext:value-type="percentage">
            <text:p>0.00%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2" office:value-type="percentage" office:value="0.5172" calcext:value-type="percentage">
            <text:p>51.72%</text:p>
          </table:table-cell>
          <table:table-cell office:value-type="float" office:value="456" calcext:value-type="float">
            <text:p>456</text:p>
          </table:table-cell>
          <table:table-cell table:style-name="ce4" table:formula="of:=[.G13]/[.J13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table:style-name="ce2" office:value-type="percentage" office:value="0.715" calcext:value-type="percentage">
            <text:p>71.5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4]/[.E14]" office:value-type="percentage" office:value="0.209726443768997" calcext:value-type="percentage">
            <text:p>20.9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4]/[.J1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5]/[.E15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5]/[.J15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K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6]/[.E16]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percentage" office:value="0.8182" calcext:value-type="percentage">
            <text:p>81.82%</text:p>
          </table:table-cell>
          <table:table-cell office:value-type="float" office:value="456" calcext:value-type="float">
            <text:p>456</text:p>
          </table:table-cell>
          <table:table-cell table:style-name="ce4" table:formula="of:=[.G16]/[.J16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2" office:value-type="percentage" office:value="0.7879" calcext:value-type="percentage">
            <text:p>78.79%</text:p>
          </table:table-cell>
          <table:table-cell office:value-type="float" office:value="658" calcext:value-type="float">
            <text:p>658</text:p>
          </table:table-cell>
          <table:table-cell table:style-name="ce4" table:formula="of:=[.B17]/[.E17]" office:value-type="percentage" office:value="0.0395136778115502" calcext:value-type="percentage">
            <text:p>3.95%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style-name="ce2" office:value-type="percentage" office:value="0.79" calcext:value-type="percentage">
            <text:p>79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7]/[.J17]" office:value-type="percentage" office:value="0.173245614035088" calcext:value-type="percentage">
            <text:p>17.3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8]/[.E18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8]/[.J18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19]/[.E19]" office:value-type="percentage" office:value="0.00455927051671732" calcext:value-type="percentage">
            <text:p>0.4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19]/[.J19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aintenanc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0]/[.E20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0]/[.J20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1]/[.E21]" office:value-type="percentage" office:value="0" calcext:value-type="percentage">
            <text:p>0.00%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table:style-name="ce2" office:value-type="percentage" office:value="0.6712" calcext:value-type="percentage">
            <text:p>67.12%</text:p>
          </table:table-cell>
          <table:table-cell office:value-type="float" office:value="456" calcext:value-type="float">
            <text:p>456</text:p>
          </table:table-cell>
          <table:table-cell table:style-name="ce4" table:formula="of:=[.G21]/[.J21]" office:value-type="percentage" office:value="0.214912280701754" calcext:value-type="percentage">
            <text:p>21.49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office:value-type="percentage" office:value="0.8824" calcext:value-type="percentage">
            <text:p>88.24%</text:p>
          </table:table-cell>
          <table:table-cell office:value-type="float" office:value="658" calcext:value-type="float">
            <text:p>658</text:p>
          </table:table-cell>
          <table:table-cell table:style-name="ce4" table:formula="of:=[.B22]/[.E22]" office:value-type="percentage" office:value="0.0227963525835866" calcext:value-type="percentage">
            <text:p>2.28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2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2]/[.J22]" office:value-type="percentage" office:value="0.0263157894736842" calcext:value-type="percentage">
            <text:p>2.63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3]/[.E23]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percentage" office:value="0.5714" calcext:value-type="percentage">
            <text:p>57.14%</text:p>
          </table:table-cell>
          <table:table-cell office:value-type="float" office:value="456" calcext:value-type="float">
            <text:p>456</text:p>
          </table:table-cell>
          <table:table-cell table:style-name="ce4" table:formula="of:=[.G23]/[.J23]" office:value-type="percentage" office:value="0.0087719298245614" calcext:value-type="percentage">
            <text:p>0.88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2" office:value-type="percentage" office:value="0.7805" calcext:value-type="percentage">
            <text:p>78.05%</text:p>
          </table:table-cell>
          <table:table-cell office:value-type="float" office:value="658" calcext:value-type="float">
            <text:p>658</text:p>
          </table:table-cell>
          <table:table-cell table:style-name="ce4" table:formula="of:=[.B24]/[.E24]" office:value-type="percentage" office:value="0.0486322188449848" calcext:value-type="percentage">
            <text:p>4.86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2" office:value-type="percentage" office:value="0.6458" calcext:value-type="percentage">
            <text:p>64.58%</text:p>
          </table:table-cell>
          <table:table-cell office:value-type="float" office:value="456" calcext:value-type="float">
            <text:p>456</text:p>
          </table:table-cell>
          <table:table-cell table:style-name="ce4" table:formula="of:=[.G24]/[.J24]" office:value-type="percentage" office:value="0.0679824561403509" calcext:value-type="percentage">
            <text:p>6.8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2" office:value-type="percentage" office:value="0.931" calcext:value-type="percentage">
            <text:p>93.1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5]/[.E25]" office:value-type="percentage" office:value="0.0410334346504559" calcext:value-type="percentage">
            <text:p>4.10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5]/[.J25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" office:value-type="percentage" office:value="0.6429" calcext:value-type="percentage">
            <text:p>64.29%</text:p>
          </table:table-cell>
          <table:table-cell office:value-type="float" office:value="658" calcext:value-type="float">
            <text:p>658</text:p>
          </table:table-cell>
          <table:table-cell table:style-name="ce4" table:formula="of:=[.B26]/[.E26]" office:value-type="percentage" office:value="0.013677811550152" calcext:value-type="percentage">
            <text:p>1.37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6]/[.J26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7]/[.E27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7]/[.J27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8]/[.E28]" office:value-type="percentage" office:value="0.00455927051671732" calcext:value-type="percentage">
            <text:p>0.4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8]/[.J28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7" calcext:value-type="percentage">
            <text:p>7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29]/[.E29]" office:value-type="percentage" office:value="0.0106382978723404" calcext:value-type="percentage">
            <text:p>1.0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29]/[.J29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0]/[.E30]" office:value-type="percentage" office:value="0.00303951367781155" calcext:value-type="percentage">
            <text:p>0.3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0]/[.J30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1]/[.E31]" office:value-type="percentage" office:value="0.012158054711246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office:value-type="percentage" office:value="0.8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4" table:formula="of:=[.G31]/[.J31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2" office:value-type="percentage" office:value="0.9474" calcext:value-type="percentage">
            <text:p>94.74%</text:p>
          </table:table-cell>
          <table:table-cell office:value-type="float" office:value="658" calcext:value-type="float">
            <text:p>658</text:p>
          </table:table-cell>
          <table:table-cell table:style-name="ce4" table:formula="of:=[.B32]/[.E32]" office:value-type="percentage" office:value="0.0273556231003039" calcext:value-type="percentage">
            <text:p>2.74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2]/[.J32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3]/[.E33]" office:value-type="percentage" office:value="0.00151975683890578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3]/[.J33]" office:value-type="percentage" office:value="0.00657894736842105" calcext:value-type="percentage">
            <text:p>0.66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4]/[.E34]" office:value-type="percentage" office:value="0.00151975683890578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4]/[.J34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Virtualization:-Keyboard,-Mouse,-Vide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5]/[.E35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5]/[.J35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Virtualization:-Management-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percentage" office:value="0.8" calcext:value-type="percentage">
            <text:p>8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6]/[.E36]" office:value-type="percentage" office:value="0.0060790273556231" calcext:value-type="percentage">
            <text:p>0.6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6]/[.J36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7]/[.E37]" office:value-type="percentage" office:value="0.00151975683890578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7]/[.J3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percentage" office:value="0.6667" calcext:value-type="percentage">
            <text:p>66.67%</text:p>
          </table:table-cell>
          <table:table-cell office:value-type="float" office:value="658" calcext:value-type="float">
            <text:p>658</text:p>
          </table:table-cell>
          <table:table-cell table:style-name="ce4" table:formula="of:=[.B38]/[.E38]" office:value-type="percentage" office:value="0.00303951367781155" calcext:value-type="percentage">
            <text:p>0.30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7" calcext:value-type="percentage">
            <text:p>7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8]/[.J38]" office:value-type="percentage" office:value="0.0153508771929825" calcext:value-type="percentage">
            <text:p>1.54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39]/[.E39]" office:value-type="percentage" office:value="0.00759878419452888" calcext:value-type="percentage">
            <text:p>0.76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39]/[.J39]" office:value-type="percentage" office:value="0.0109649122807018" calcext:value-type="percentage">
            <text:p>1.1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2" office:value-type="percentage" office:value="0.7826" calcext:value-type="percentage">
            <text:p>78.26%</text:p>
          </table:table-cell>
          <table:table-cell office:value-type="float" office:value="658" calcext:value-type="float">
            <text:p>658</text:p>
          </table:table-cell>
          <table:table-cell table:style-name="ce4" table:formula="of:=[.B40]/[.E40]" office:value-type="percentage" office:value="0.0273556231003039" calcext:value-type="percentage">
            <text:p>2.74%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2" office:value-type="percentage" office:value="0.6667" calcext:value-type="percentage">
            <text:p>66.67%</text:p>
          </table:table-cell>
          <table:table-cell office:value-type="float" office:value="456" calcext:value-type="float">
            <text:p>456</text:p>
          </table:table-cell>
          <table:table-cell table:style-name="ce4" table:formula="of:=[.G40]/[.J40]" office:value-type="percentage" office:value="0.0482456140350877" calcext:value-type="percentage">
            <text:p>4.8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658" calcext:value-type="float">
            <text:p>658</text:p>
          </table:table-cell>
          <table:table-cell table:style-name="ce4" table:formula="of:=[.B41]/[.E4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4" table:formula="of:=[.G41]/[.J41]" office:value-type="percentage" office:value="0.00219298245614035" calcext:value-type="percentage">
            <text:p>0.2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table:style-name="ce2" office:value-type="percentage" office:value="0.763" calcext:value-type="percentage">
            <text:p>76.30%</text:p>
          </table:table-cell>
          <table:table-cell office:value-type="float" office:value="658" calcext:value-type="float">
            <text:p>658</text:p>
          </table:table-cell>
          <table:table-cell table:style-name="ce4" table:formula="of:=[.B42]/[.E42]" office:value-type="percentage" office:value="0.156534954407295" calcext:value-type="percentage">
            <text:p>15.65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office:value-type="percentage" office:value="0.8824" calcext:value-type="percentage">
            <text:p>88.24%</text:p>
          </table:table-cell>
          <table:table-cell office:value-type="float" office:value="456" calcext:value-type="float">
            <text:p>456</text:p>
          </table:table-cell>
          <table:table-cell table:style-name="ce4" table:formula="of:=[.G42]/[.J42]" office:value-type="percentage" office:value="0.0328947368421053" calcext:value-type="percentage">
            <text:p>3.29%</text:p>
          </table:table-cell>
          <table:table-cell table:number-columns-repeated="1013"/>
        </table:table-row>
        <table:table-row table:style-name="ro4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am 12 vs 11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3"/>
        <table:table-column table:style-name="co22" table:default-cell-style-name="ce1"/>
        <table:table-column table:style-name="co4" table:default-cell-style-name="ce3"/>
        <table:table-column table:style-name="co23" table:default-cell-style-name="ce1"/>
        <table:table-column table:style-name="co24" table:default-cell-style-name="ce1"/>
        <table:table-column table:style-name="co25" table:default-cell-style-name="ce3"/>
        <table:table-column table:style-name="co26" table:default-cell-style-name="ce1"/>
        <table:table-column table:style-name="co4" table:default-cell-style-name="ce3"/>
        <table:table-column table:style-name="co2" table:number-columns-repeated="1013" table:default-cell-style-name="ce1"/>
        <table:table-row table:style-name="ro4">
          <table:table-cell office:value-type="string" calcext:value-type="string">
            <text:p>component</text:p>
          </table:table-cell>
          <table:table-cell office:value-type="string" calcext:value-type="string">
            <text:p>T-12-valid</text:p>
          </table:table-cell>
          <table:table-cell office:value-type="string" calcext:value-type="string">
            <text:p>T-12-all</text:p>
          </table:table-cell>
          <table:table-cell table:style-name="ce5" office:value-type="string" calcext:value-type="string">
            <text:p>T- sled12 valid/all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centage valid/total</text:p>
          </table:table-cell>
          <table:table-cell office:value-type="string" calcext:value-type="string">
            <text:p>T-11-valid</text:p>
          </table:table-cell>
          <table:table-cell office:value-type="string" calcext:value-type="string">
            <text:p>T-11-all</text:p>
          </table:table-cell>
          <table:table-cell table:style-name="ce5" office:value-type="string" calcext:value-type="string">
            <text:p>T- sled11-sp3 valid/all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centage valid/tota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rtwork-and-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2]/[.E2]" office:value-type="percentage" office:value="0.0165289256198347" calcext:value-type="percentage">
            <text:p>1.6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]/[.J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3]/[.E3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]/[.J3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" office:value-type="percentage" office:value="0.375" calcext:value-type="percentage">
            <text:p>37.50%</text:p>
          </table:table-cell>
          <table:table-cell office:value-type="float" office:value="121" calcext:value-type="float">
            <text:p>121</text:p>
          </table:table-cell>
          <table:table-cell table:style-name="ce4" table:formula="of:=[.B4]/[.E4]" office:value-type="percentage" office:value="0.0247933884297521" calcext:value-type="percentage">
            <text:p>2.4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4]/[.J4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nsole-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5]/[.E5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5]/[.J5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6]/[.E6]" office:value-type="percentage" office:value="0.0165289256198347" calcext:value-type="percentage">
            <text:p>1.65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6]/[.J6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7]/[.E7]" office:value-type="percentage" office:value="0.0165289256198347" calcext:value-type="percentage">
            <text:p>1.6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7]/[.J7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8]/[.E8]" office:value-type="percentage" office:value="0.0247933884297521" calcext:value-type="percentage">
            <text:p>2.4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percentage" office:value="0.5714" calcext:value-type="percentage">
            <text:p>57.14%</text:p>
          </table:table-cell>
          <table:table-cell office:value-type="float" office:value="49" calcext:value-type="float">
            <text:p>49</text:p>
          </table:table-cell>
          <table:table-cell table:style-name="ce4" table:formula="of:=[.G8]/[.J8]" office:value-type="percentage" office:value="0.0816326530612245" calcext:value-type="percentage">
            <text:p>8.16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5" office:value-type="percentage" office:value="0.9394" calcext:value-type="percentage">
            <text:p>93.94%</text:p>
          </table:table-cell>
          <table:table-cell office:value-type="float" office:value="121" calcext:value-type="float">
            <text:p>121</text:p>
          </table:table-cell>
          <table:table-cell table:style-name="ce4" table:formula="of:=[.B9]/[.E9]" office:value-type="percentage" office:value="0.256198347107438" calcext:value-type="percentage">
            <text:p>25.62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5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9]/[.J9]" office:value-type="percentage" office:value="0.163265306122449" calcext:value-type="percentage">
            <text:p>16.33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0]/[.E10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percentage" office:value="0.6" calcext:value-type="percentage">
            <text:p>6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0]/[.J10]" office:value-type="percentage" office:value="0.0612244897959184" calcext:value-type="percentage">
            <text:p>6.12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style-name="ce5" office:value-type="percentage" office:value="0.6154" calcext:value-type="percentage">
            <text:p>61.54%</text:p>
          </table:table-cell>
          <table:table-cell office:value-type="float" office:value="121" calcext:value-type="float">
            <text:p>121</text:p>
          </table:table-cell>
          <table:table-cell table:style-name="ce4" table:formula="of:=[.B11]/[.E11]" office:value-type="percentage" office:value="0.264462809917355" calcext:value-type="percentage">
            <text:p>26.4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1]/[.J11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0.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2]/[.E12]" office:value-type="percentage" office:value="0.00826446280991736" calcext:value-type="percentage">
            <text:p>0.8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2]/[.J12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3]/[.E13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3]/[.J13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4]/[.E14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4]/[.J14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percentage" office:value="0.7143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5]/[.E15]" office:value-type="percentage" office:value="0.0413223140495868" calcext:value-type="percentage">
            <text:p>4.13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15]/[.J15]" office:value-type="percentage" office:value="0.0816326530612245" calcext:value-type="percentage">
            <text:p>8.16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6]/[.E16]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6]/[.J16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percentage" office:value="0.7143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7]/[.E17]" office:value-type="percentage" office:value="0.0413223140495868" calcext:value-type="percentage">
            <text:p>4.13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17]/[.J17]" office:value-type="percentage" office:value="0.122448979591837" calcext:value-type="percentage">
            <text:p>12.24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percentage" office:value="0.8333" calcext:value-type="percentage">
            <text:p>8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18]/[.E18]" office:value-type="percentage" office:value="0.0413223140495868" calcext:value-type="percentage">
            <text:p>4.1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percentage" office:value="0.7143" calcext:value-type="percentage">
            <text:p>71.43%</text:p>
          </table:table-cell>
          <table:table-cell office:value-type="float" office:value="49" calcext:value-type="float">
            <text:p>49</text:p>
          </table:table-cell>
          <table:table-cell table:style-name="ce4" table:formula="of:=[.G18]/[.J18]" office:value-type="percentage" office:value="0.102040816326531" calcext:value-type="percentage">
            <text:p>10.2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19]/[.E19]" office:value-type="percentage" office:value="0.00826446280991736" calcext:value-type="percentage">
            <text:p>0.83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19]/[.J19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0]/[.E20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0]/[.J20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4" table:formula="of:=[.B21]/[.E21]" office:value-type="percentage" office:value="0.0165289256198347" calcext:value-type="percentage">
            <text:p>1.65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4" table:formula="of:=[.G21]/[.J21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percentage" office:value="0.8" calcext:value-type="percentage">
            <text:p>8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2]/[.E22]" office:value-type="percentage" office:value="0.0330578512396694" calcext:value-type="percentage">
            <text:p>3.3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2]/[.J2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3]/[.E23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3]/[.J23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Update-Problem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4]/[.E24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4]/[.J24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Update-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5]/[.E25]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5]/[.J25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Virtualization:-Guest-Instal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6]/[.E26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6]/[.J26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Virtualization:-Management-Tool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7]/[.E27]" office:value-type="percentage" office:value="0.00826446280991736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7]/[.J27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-ATI/fglrx-Driv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28]/[.E28]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8]/[.J28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X-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percentage" office:value="0.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4" table:formula="of:=[.B29]/[.E29]" office:value-type="percentage" office:value="0.00826446280991736" calcext:value-type="percentage">
            <text:p>0.83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29]/[.J29]" office:value-type="percentage" office:value="0.0408163265306122" calcext:value-type="percentage">
            <text:p>4.08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4" table:formula="of:=[.B30]/[.E3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0]/[.J30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percentage" office:value="0.8947" calcext:value-type="percentage">
            <text:p>89.47%</text:p>
          </table:table-cell>
          <table:table-cell office:value-type="float" office:value="121" calcext:value-type="float">
            <text:p>121</text:p>
          </table:table-cell>
          <table:table-cell table:style-name="ce4" table:formula="of:=[.B31]/[.E31]" office:value-type="percentage" office:value="0.140495867768595" calcext:value-type="percentage">
            <text:p>14.0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4" table:formula="of:=[.G31]/[.J31]" office:value-type="percentage" office:value="0.0204081632653061" calcext:value-type="percentage">
            <text:p>2.04%</text:p>
          </table:table-cell>
          <table:table-cell table:number-columns-repeated="1013"/>
        </table:table-row>
        <table:table-row table:style-name="ro4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t-scenario" table:style-name="ta1">
        <table:table-column table:style-name="co27" table:default-cell-style-name="ce1"/>
        <table:table-column table:style-name="co28" table:default-cell-style-name="ce1"/>
        <table:table-column table:style-name="co2" table:number-columns-repeated="1022" table:default-cell-style-name="ce1"/>
        <table:table-row table:style-name="ro3">
          <table:table-cell office:value-type="string" calcext:value-type="string">
            <text:p>taking the opportunity of quality metrics investigation, we would like to get as much data as we could to calc the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6" office:value-type="string" calcext:value-type="string">
            <text:p>1. 11sp3</text:p>
          </table:table-cell>
          <table:table-cell table:style-name="ce6" office:value-type="string" calcext:value-type="string">
            <text:p>validP/ componentP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2. sled12</text:p>
          </table:table-cell>
          <table:table-cell table:style-name="ce6" office:value-type="string" calcext:value-type="string">
            <text:p>validP/ component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. 11vs12</text:p>
          </table:table-cell>
          <table:table-cell office:value-type="string" calcext:value-type="string">
            <text:p>validP/valid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. 11vs12</text:p>
          </table:table-cell>
          <table:table-cell office:value-type="string" calcext:value-type="string">
            <text:p>componentP/componentP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5. T11sp3</text:p>
          </table:table-cell>
          <table:table-cell table:style-name="ce6" office:value-type="string" calcext:value-type="string">
            <text:p>validP/ componentP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6. Tsled12</text:p>
          </table:table-cell>
          <table:table-cell table:style-name="ce6" office:value-type="string" calcext:value-type="string">
            <text:p>validP/ component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7. T11vs12</text:p>
          </table:table-cell>
          <table:table-cell office:value-type="string" calcext:value-type="string">
            <text:p>validP/validP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8. T11vs12</text:p>
          </table:table-cell>
          <table:table-cell office:value-type="string" calcext:value-type="string">
            <text:p>componentP/component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rst is the product level comparison (sled12 vs sled11), and there could have 2 comparison perspectives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1. the statistics of each components' valid bugs reported percentages (component's valid bugs /component's total bugs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. the statistics of each components' valid bugs number percentage(component's valid bugs /sum of each component's total bug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n we change the data range, that means we just pick bugs that reported by our teammates, and calculate the 2 group datas use the same method as abov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purpose of we made our team's bug reporting status statistics is that, through the statistic we could see our test points <text:s/>and where we differ with other QA colleagues and we also could see our workload, how about our work's effecien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cond is the team level comparison (our team's data compared with the whole data), in this scenario, we still have 2 perspective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1. sled12 valid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. sled12 component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. sled11 valid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. sled11 componetP</text:p>
          </table:table-cell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 vs team" table:style-name="ta1">
        <table:table-column table:style-name="co29" table:default-cell-style-name="ce1"/>
        <table:table-column table:style-name="co8" table:default-cell-style-name="ce1"/>
        <table:table-column table:style-name="co9" table:default-cell-style-name="ce1"/>
        <table:table-column table:style-name="co30" table:default-cell-style-name="ce1"/>
        <table:table-column table:style-name="co2" table:number-columns-repeated="1020" table:default-cell-style-name="ce1"/>
        <table:table-row table:style-name="ro4">
          <table:table-cell office:value-type="string" calcext:value-type="string">
            <text:p>component</text:p>
          </table:table-cell>
          <table:table-cell office:value-type="string" calcext:value-type="string">
            <text:p>12-valid</text:p>
          </table:table-cell>
          <table:table-cell office:value-type="string" calcext:value-type="string">
            <text:p>12-all</text:p>
          </table:table-cell>
          <table:table-cell table:style-name="ce2" office:value-type="string" calcext:value-type="string">
            <text:p>12 percentage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12 percentage valid/total</text:p>
          </table:table-cell>
          <table:table-cell office:value-type="string" calcext:value-type="string">
            <text:p>11-valid</text:p>
          </table:table-cell>
          <table:table-cell office:value-type="string" calcext:value-type="string">
            <text:p>11-all</text:p>
          </table:table-cell>
          <table:table-cell table:style-name="ce2" office:value-type="string" calcext:value-type="string">
            <text:p>11 percentage valid/all</text:p>
          </table:table-cell>
          <table:table-cell office:value-type="string" calcext:value-type="string">
            <text:p>total valid</text:p>
          </table:table-cell>
          <table:table-cell table:style-name="ce4" office:value-type="string" calcext:value-type="string">
            <text:p>11 percentage valid/total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46" calcext:value-type="percentage">
            <text:p>0.46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44" calcext:value-type="percentage">
            <text:p>0.44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165" calcext:value-type="percentage">
            <text:p>1.6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88" calcext:value-type="percentage">
            <text:p>0.8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style-name="ce3" office:value-type="percentage" office:value="0.6757" calcext:value-type="percentage">
            <text:p>67.57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0.7778" calcext:value-type="percentage">
            <text:p>77.78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54" calcext:value-type="percentage">
            <text:p>1.54%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percentage" office:value="0.375" calcext:value-type="percentage">
            <text:p>37.5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248" calcext:value-type="percentage">
            <text:p>2.4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onsole-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37" calcext:value-type="percentage">
            <text:p>1.37%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office:value-type="percentage" office:value="0.96" calcext:value-type="percentage">
            <text:p>96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526" calcext:value-type="percentage">
            <text:p>5.26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165" calcext:value-type="percentage">
            <text:p>1.65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46" calcext:value-type="percentage">
            <text:p>0.46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44" calcext:value-type="percentage">
            <text:p>0.44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165" calcext:value-type="percentage">
            <text:p>1.65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0.8889" calcext:value-type="percentage">
            <text:p>88.89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2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3" office:value-type="percentage" office:value="0.8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329" calcext:value-type="percentage">
            <text:p>3.29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248" calcext:value-type="percentage">
            <text:p>2.48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5714" calcext:value-type="percentage">
            <text:p>57.14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816" calcext:value-type="percentage">
            <text:p>8.16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style-name="ce3" office:value-type="percentage" office:value="0.887" calcext:value-type="percentage">
            <text:p>88.7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2386" calcext:value-type="percentage">
            <text:p>23.86%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3" office:value-type="percentage" office:value="0.6582" calcext:value-type="percentage">
            <text:p>65.82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114" calcext:value-type="percentage">
            <text:p>11.40%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3" office:value-type="percentage" office:value="0.9394" calcext:value-type="percentage">
            <text:p>93.94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2562" calcext:value-type="percentage">
            <text:p>25.62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1633" calcext:value-type="percentage">
            <text:p>16.33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3" office:value-type="percentage" office:value="0.5172" calcext:value-type="percentage">
            <text:p>51.72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329" calcext:value-type="percentage">
            <text:p>3.29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612" calcext:value-type="percentage">
            <text:p>6.12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table:style-name="ce3" office:value-type="percentage" office:value="0.715" calcext:value-type="percentage">
            <text:p>71.5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2097" calcext:value-type="percentage">
            <text:p>20.97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style-name="ce3" office:value-type="percentage" office:value="0.6154" calcext:value-type="percentage">
            <text:p>61.54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2645" calcext:value-type="percentage">
            <text:p>26.4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3" office:value-type="percentage" office:value="0.7879" calcext:value-type="percentage">
            <text:p>78.79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395" calcext:value-type="percentage">
            <text:p>3.95%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style-name="ce3" office:value-type="percentage" office:value="0.79" calcext:value-type="percentage">
            <text:p>79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1732" calcext:value-type="percentage">
            <text:p>17.32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6" calcext:value-type="percentage">
            <text:p>6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46" calcext:value-type="percentage">
            <text:p>0.4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table:style-name="ce3" office:value-type="percentage" office:value="0.6712" calcext:value-type="percentage">
            <text:p>67.12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2149" calcext:value-type="percentage">
            <text:p>21.49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" office:value-type="percentage" office:value="0.8824" calcext:value-type="percentage">
            <text:p>88.24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228" calcext:value-type="percentage">
            <text:p>2.28%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263" calcext:value-type="percentage">
            <text:p>2.6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7143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413" calcext:value-type="percentage">
            <text:p>4.13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816" calcext:value-type="percentage">
            <text:p>8.16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5714" calcext:value-type="percentage">
            <text:p>57.14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88" calcext:value-type="percentage">
            <text:p>0.88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3" office:value-type="percentage" office:value="0.7805" calcext:value-type="percentage">
            <text:p>78.05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486" calcext:value-type="percentage">
            <text:p>4.86%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3" office:value-type="percentage" office:value="0.6458" calcext:value-type="percentage">
            <text:p>64.58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7143" calcext:value-type="percentage">
            <text:p>71.4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413" calcext:value-type="percentage">
            <text:p>4.13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1224" calcext:value-type="percentage">
            <text:p>12.2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3" office:value-type="percentage" office:value="0.931" calcext:value-type="percentage">
            <text:p>93.1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97" calcext:value-type="percentage">
            <text:p>1.97%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office:value-type="percentage" office:value="0.8333" calcext:value-type="percentage">
            <text:p>83.3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413" calcext:value-type="percentage">
            <text:p>4.13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7143" calcext:value-type="percentage">
            <text:p>71.43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102" calcext:value-type="percentage">
            <text:p>10.2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3" office:value-type="percentage" office:value="0.6429" calcext:value-type="percentage">
            <text:p>64.29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37" calcext:value-type="percentage">
            <text:p>1.37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46" calcext:value-type="percentage">
            <text:p>0.46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165" calcext:value-type="percentage">
            <text:p>1.65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7" calcext:value-type="percentage">
            <text:p>7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06" calcext:value-type="percentage">
            <text:p>1.0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8" calcext:value-type="percentage">
            <text:p>8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331" calcext:value-type="percentage">
            <text:p>3.3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office:value-type="percentage" office:value="0.9474" calcext:value-type="percentage">
            <text:p>94.74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274" calcext:value-type="percentage">
            <text:p>2.74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irtualization:-Management-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percentage" office:value="0.8" calcext:value-type="percentage">
            <text:p>8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61" calcext:value-type="percentage">
            <text:p>0.6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7" calcext:value-type="percentage">
            <text:p>7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54" calcext:value-type="percentage">
            <text:p>1.5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" office:value-type="percentage" office:value="0.7826" calcext:value-type="percentage">
            <text:p>78.26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274" calcext:value-type="percentage">
            <text:p>2.74%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3" office:value-type="percentage" office:value="0.6667" calcext:value-type="percentage">
            <text:p>66.67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482" calcext:value-type="percentage">
            <text:p>4.82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percentage" office:value="0.3333" calcext:value-type="percentage">
            <text:p>33.33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0083" calcext:value-type="percentage">
            <text:p>0.83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408" calcext:value-type="percentage">
            <text:p>4.08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table:style-name="ce3" office:value-type="percentage" office:value="0.763" calcext:value-type="percentage">
            <text:p>76.3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1565" calcext:value-type="percentage">
            <text:p>15.65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3" office:value-type="percentage" office:value="0.8824" calcext:value-type="percentage">
            <text:p>88.24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329" calcext:value-type="percentage">
            <text:p>3.29%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3" office:value-type="percentage" office:value="0.8947" calcext:value-type="percentage">
            <text:p>89.47%</text:p>
          </table:table-cell>
          <table:table-cell office:value-type="float" office:value="121" calcext:value-type="float">
            <text:p>121</text:p>
          </table:table-cell>
          <table:table-cell table:style-name="ce3" office:value-type="percentage" office:value="0.1405" calcext:value-type="percentage">
            <text:p>14.0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9" calcext:value-type="float">
            <text:p>49</text:p>
          </table:table-cell>
          <table:table-cell table:style-name="ce3" office:value-type="percentage" office:value="0.0204" calcext:value-type="percentage">
            <text:p>2.04%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ppArm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ootloa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percentage" office:value="0.875" calcext:value-type="percentage">
            <text:p>87.5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54" calcext:value-type="percentage">
            <text:p>1.54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ompi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3" office:value-type="percentage" office:value="0.8182" calcext:value-type="percentage">
            <text:p>81.82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97" calcext:value-type="percentage">
            <text:p>1.97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inte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66" calcext:value-type="percentage">
            <text:p>0.66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122" calcext:value-type="percentage">
            <text:p>1.22%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3" office:value-type="percentage" office:value="0.8333" calcext:value-type="percentage">
            <text:p>83.33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329" calcext:value-type="percentage">
            <text:p>3.29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irtualization:-Keyboard,-Mouse,-Vid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022" calcext:value-type="percentage">
            <text:p>0.22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15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#DIV/0!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658" calcext:value-type="float">
            <text:p>658</text:p>
          </table:table-cell>
          <table:table-cell table:style-name="ce3" office:value-type="percentage" office:value="0.0076" calcext:value-type="percentage">
            <text:p>0.76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456" calcext:value-type="float">
            <text:p>45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3" table:number-rows-repeated="6">
          <table:table-cell table:number-columns-repeated="3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 table:number-rows-repeated="6"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003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tD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015" table:default-cell-style-name="ce1"/>
        <table:table-row table:style-name="ro4">
          <table:table-cell office:value-type="string" calcext:value-type="string">
            <text:p>component</text:p>
          </table:table-cell>
          <table:table-cell table:style-name="ce2" office:value-type="string" calcext:value-type="string">
            <text:p>12 valid/all</text:p>
          </table:table-cell>
          <table:table-cell table:style-name="ce4" office:value-type="string" calcext:value-type="string">
            <text:p>12 valid/total</text:p>
          </table:table-cell>
          <table:table-cell table:style-name="ce2" office:value-type="string" calcext:value-type="string">
            <text:p>11 valid/all</text:p>
          </table:table-cell>
          <table:table-cell table:style-name="ce4" office:value-type="string" calcext:value-type="string">
            <text:p>11 valid/total</text:p>
          </table:table-cell>
          <table:table-cell table:style-name="ce2" office:value-type="string" calcext:value-type="string">
            <text:p>12T valid/all</text:p>
          </table:table-cell>
          <table:table-cell table:style-name="ce4" office:value-type="string" calcext:value-type="string">
            <text:p>12T valid/total</text:p>
          </table:table-cell>
          <table:table-cell table:style-name="ce2" office:value-type="string" calcext:value-type="string">
            <text:p>11T valid/all</text:p>
          </table:table-cell>
          <table:table-cell table:style-name="ce4" office:value-type="string" calcext:value-type="string">
            <text:p>11T valid/total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Armor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22" calcext:value-type="percentage">
            <text:p>0.22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rtwork-and-Branding</text:p>
          </table:table-cell>
          <table:table-cell table:style-name="ce7" office:value-type="percentage" office:value="0.6" calcext:value-type="percentage">
            <text:p>60.00%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44" calcext:value-type="percentage">
            <text:p>0.44%</text:p>
          </table:table-cell>
          <table:table-cell table:style-name="ce7" office:value-type="percentage" office:value="0.6667" calcext:value-type="percentage">
            <text:p>66.67%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nshee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88" calcext:value-type="percentage">
            <text:p>0.88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408" calcext:value-type="percentage">
            <text:p>4.08%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Basesystem</text:p>
          </table:table-cell>
          <table:table-cell table:style-name="ce7" office:value-type="percentage" office:value="0.6757" calcext:value-type="percentage">
            <text:p>67.57%</text:p>
          </table:table-cell>
          <table:table-cell table:style-name="ce9" office:value-type="percentage" office:value="0.076" calcext:value-type="percentage">
            <text:p>7.60%</text:p>
          </table:table-cell>
          <table:table-cell table:style-name="ce10" office:value-type="percentage" office:value="0.7778" calcext:value-type="percentage">
            <text:p>77.78%</text:p>
          </table:table-cell>
          <table:table-cell table:style-name="ce11" office:value-type="percentage" office:value="0.0154" calcext:value-type="percentage">
            <text:p>1.54%</text:p>
          </table:table-cell>
          <table:table-cell table:style-name="ce7" office:value-type="percentage" office:value="0.375" calcext:value-type="percentage">
            <text:p>37.50%</text:p>
          </table:table-cell>
          <table:table-cell table:style-name="ce9" office:value-type="percentage" office:value="0.0248" calcext:value-type="percentage">
            <text:p>2.48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Bootloader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875" calcext:value-type="percentage">
            <text:p>87.50%</text:p>
          </table:table-cell>
          <table:table-cell table:style-name="ce11" office:value-type="percentage" office:value="0.0154" calcext:value-type="percentage">
            <text:p>1.54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ompiz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nsole-Applications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10" office:value-type="percentage" office:value="0.96" calcext:value-type="percentage">
            <text:p>96.00%</text:p>
          </table:table-cell>
          <table:table-cell table:style-name="ce11" office:value-type="percentage" office:value="0.0526" calcext:value-type="percentage">
            <text:p>5.26%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408" calcext:value-type="percentage">
            <text:p>4.08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volution</text:p>
          </table:table-cell>
          <table:table-cell table:style-name="ce7" office:value-type="percentage" office:value="0.75" calcext:value-type="percentage">
            <text:p>75.00%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1" office:value-type="percentage" office:value="0.0044" calcext:value-type="percentage">
            <text:p>0.44%</text:p>
          </table:table-cell>
          <table:table-cell table:style-name="ce7" office:value-type="percentage" office:value="0.6667" calcext:value-type="percentage">
            <text:p>66.67%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1" office:value-type="percentage" office:value="0.0204" calcext:value-type="percentage">
            <text:p>2.04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irefox</text:p>
          </table:table-cell>
          <table:table-cell table:style-name="ce7" office:value-type="percentage" office:value="0.8889" calcext:value-type="percentage">
            <text:p>88.89%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10" office:value-type="percentage" office:value="0.8333" calcext:value-type="percentage">
            <text:p>83.33%</text:p>
          </table:table-cell>
          <table:table-cell table:style-name="ce11" office:value-type="percentage" office:value="0.0329" calcext:value-type="percentage">
            <text:p>3.29%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248" calcext:value-type="percentage">
            <text:p>2.48%</text:p>
          </table:table-cell>
          <table:table-cell table:style-name="ce10" office:value-type="percentage" office:value="0.5714" calcext:value-type="percentage">
            <text:p>57.14%</text:p>
          </table:table-cell>
          <table:table-cell table:style-name="ce11" office:value-type="percentage" office:value="0.0816" calcext:value-type="percentage">
            <text:p>8.16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GNOME</text:p>
          </table:table-cell>
          <table:table-cell table:style-name="ce7" office:value-type="percentage" office:value="0.887" calcext:value-type="percentage">
            <text:p>88.70%</text:p>
          </table:table-cell>
          <table:table-cell table:style-name="ce9" office:value-type="percentage" office:value="0.2386" calcext:value-type="percentage">
            <text:p>23.86%</text:p>
          </table:table-cell>
          <table:table-cell table:style-name="ce10" office:value-type="percentage" office:value="0.6582" calcext:value-type="percentage">
            <text:p>65.82%</text:p>
          </table:table-cell>
          <table:table-cell table:style-name="ce11" office:value-type="percentage" office:value="0.114" calcext:value-type="percentage">
            <text:p>11.40%</text:p>
          </table:table-cell>
          <table:table-cell table:style-name="ce7" office:value-type="percentage" office:value="0.9394" calcext:value-type="percentage">
            <text:p>93.94%</text:p>
          </table:table-cell>
          <table:table-cell table:style-name="ce9" office:value-type="percentage" office:value="0.2562" calcext:value-type="percentage">
            <text:p>25.62%</text:p>
          </table:table-cell>
          <table:table-cell table:style-name="ce10" office:value-type="percentage" office:value="0.6667" calcext:value-type="percentage">
            <text:p>66.67%</text:p>
          </table:table-cell>
          <table:table-cell table:style-name="ce11" office:value-type="percentage" office:value="0.1633" calcext:value-type="percentage">
            <text:p>16.33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Installation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5172" calcext:value-type="percentage">
            <text:p>51.72%</text:p>
          </table:table-cell>
          <table:table-cell table:style-name="ce11" office:value-type="percentage" office:value="0.0329" calcext:value-type="percentage">
            <text:p>3.29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1" office:value-type="percentage" office:value="0.0612" calcext:value-type="percentage">
            <text:p>6.12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Installer</text:p>
          </table:table-cell>
          <table:table-cell table:style-name="ce7" office:value-type="percentage" office:value="0.715" calcext:value-type="percentage">
            <text:p>71.50%</text:p>
          </table:table-cell>
          <table:table-cell table:style-name="ce9" office:value-type="percentage" office:value="0.2097" calcext:value-type="percentage">
            <text:p>20.97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7" office:value-type="percentage" office:value="0.6154" calcext:value-type="percentage">
            <text:p>61.54%</text:p>
          </table:table-cell>
          <table:table-cell table:style-name="ce9" office:value-type="percentage" office:value="0.2645" calcext:value-type="percentage">
            <text:p>26.45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ava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22" calcext:value-type="percentage">
            <text:p>0.22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KDE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8182" calcext:value-type="percentage">
            <text:p>81.82%</text:p>
          </table:table-cell>
          <table:table-cell table:style-name="ce11" office:value-type="percentage" office:value="0.0197" calcext:value-type="percentage">
            <text:p>1.97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Kernel</text:p>
          </table:table-cell>
          <table:table-cell table:style-name="ce7" office:value-type="percentage" office:value="0.7879" calcext:value-type="percentage">
            <text:p>78.79%</text:p>
          </table:table-cell>
          <table:table-cell table:style-name="ce9" office:value-type="percentage" office:value="0.0395" calcext:value-type="percentage">
            <text:p>3.95%</text:p>
          </table:table-cell>
          <table:table-cell table:style-name="ce10" office:value-type="percentage" office:value="0.79" calcext:value-type="percentage">
            <text:p>79.00%</text:p>
          </table:table-cell>
          <table:table-cell table:style-name="ce11" office:value-type="percentage" office:value="0.1732" calcext:value-type="percentage">
            <text:p>17.32%</text:p>
          </table:table-cell>
          <table:table-cell table:style-name="ce7" office:value-type="percentage" office:value="0.3333" calcext:value-type="percentage">
            <text:p>33.33%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1" office:value-type="percentage" office:value="0.0204" calcext:value-type="percentage">
            <text:p>2.04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ibreOffice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libzypp</text:p>
          </table:table-cell>
          <table:table-cell table:style-name="ce7" office:value-type="percentage" office:value="0.6" calcext:value-type="percentage">
            <text:p>60.00%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intenance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22" calcext:value-type="percentage">
            <text:p>0.22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obile-Devices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6712" calcext:value-type="percentage">
            <text:p>67.12%</text:p>
          </table:table-cell>
          <table:table-cell table:style-name="ce11" office:value-type="percentage" office:value="0.2149" calcext:value-type="percentage">
            <text:p>21.49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204" calcext:value-type="percentage">
            <text:p>2.04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Network</text:p>
          </table:table-cell>
          <table:table-cell table:style-name="ce7" office:value-type="percentage" office:value="0.8824" calcext:value-type="percentage">
            <text:p>88.24%</text:p>
          </table:table-cell>
          <table:table-cell table:style-name="ce9" office:value-type="percentage" office:value="0.0228" calcext:value-type="percentage">
            <text:p>2.28%</text:p>
          </table:table-cell>
          <table:table-cell table:style-name="ce10" office:value-type="percentage" office:value="0.75" calcext:value-type="percentage">
            <text:p>75.00%</text:p>
          </table:table-cell>
          <table:table-cell table:style-name="ce11" office:value-type="percentage" office:value="0.0263" calcext:value-type="percentage">
            <text:p>2.63%</text:p>
          </table:table-cell>
          <table:table-cell table:style-name="ce7" office:value-type="percentage" office:value="0.7143" calcext:value-type="percentage">
            <text:p>71.43%</text:p>
          </table:table-cell>
          <table:table-cell table:style-name="ce9" office:value-type="percentage" office:value="0.0413" calcext:value-type="percentage">
            <text:p>4.13%</text:p>
          </table:table-cell>
          <table:table-cell table:style-name="ce10" office:value-type="percentage" office:value="0.6667" calcext:value-type="percentage">
            <text:p>66.67%</text:p>
          </table:table-cell>
          <table:table-cell table:style-name="ce11" office:value-type="percentage" office:value="0.0816" calcext:value-type="percentage">
            <text:p>8.16%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Novell-Client-for-Linux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5714" calcext:value-type="percentage">
            <text:p>57.14%</text:p>
          </table:table-cell>
          <table:table-cell table:style-name="ce11" office:value-type="percentage" office:value="0.0088" calcext:value-type="percentage">
            <text:p>0.88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204" calcext:value-type="percentage">
            <text:p>2.04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Other</text:p>
          </table:table-cell>
          <table:table-cell table:style-name="ce7" office:value-type="percentage" office:value="0.7805" calcext:value-type="percentage">
            <text:p>78.05%</text:p>
          </table:table-cell>
          <table:table-cell table:style-name="ce9" office:value-type="percentage" office:value="0.0486" calcext:value-type="percentage">
            <text:p>4.86%</text:p>
          </table:table-cell>
          <table:table-cell table:style-name="ce10" office:value-type="percentage" office:value="0.6458" calcext:value-type="percentage">
            <text:p>64.58%</text:p>
          </table:table-cell>
          <table:table-cell table:style-name="ce11" office:value-type="percentage" office:value="0.068" calcext:value-type="percentage">
            <text:p>6.80%</text:p>
          </table:table-cell>
          <table:table-cell table:style-name="ce7" office:value-type="percentage" office:value="0.7143" calcext:value-type="percentage">
            <text:p>71.43%</text:p>
          </table:table-cell>
          <table:table-cell table:style-name="ce9" office:value-type="percentage" office:value="0.0413" calcext:value-type="percentage">
            <text:p>4.13%</text:p>
          </table:table-cell>
          <table:table-cell table:style-name="ce10" office:value-type="percentage" office:value="0.6667" calcext:value-type="percentage">
            <text:p>66.67%</text:p>
          </table:table-cell>
          <table:table-cell table:style-name="ce11" office:value-type="percentage" office:value="0.1224" calcext:value-type="percentage">
            <text:p>12.24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ackages</text:p>
          </table:table-cell>
          <table:table-cell table:style-name="ce7" office:value-type="percentage" office:value="0.931" calcext:value-type="percentage">
            <text:p>93.10%</text:p>
          </table:table-cell>
          <table:table-cell table:style-name="ce9" office:value-type="percentage" office:value="0.041" calcext:value-type="percentage">
            <text:p>4.10%</text:p>
          </table:table-cell>
          <table:table-cell table:style-name="ce10" office:value-type="percentage" office:value="0.75" calcext:value-type="percentage">
            <text:p>75.00%</text:p>
          </table:table-cell>
          <table:table-cell table:style-name="ce11" office:value-type="percentage" office:value="0.0197" calcext:value-type="percentage">
            <text:p>1.97%</text:p>
          </table:table-cell>
          <table:table-cell table:style-name="ce7" office:value-type="percentage" office:value="0.8333" calcext:value-type="percentage">
            <text:p>83.33%</text:p>
          </table:table-cell>
          <table:table-cell table:style-name="ce9" office:value-type="percentage" office:value="0.0413" calcext:value-type="percentage">
            <text:p>4.13%</text:p>
          </table:table-cell>
          <table:table-cell table:style-name="ce10" office:value-type="percentage" office:value="0.7143" calcext:value-type="percentage">
            <text:p>71.43%</text:p>
          </table:table-cell>
          <table:table-cell table:style-name="ce11" office:value-type="percentage" office:value="0.102" calcext:value-type="percentage">
            <text:p>10.2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atterns</text:p>
          </table:table-cell>
          <table:table-cell table:style-name="ce7" office:value-type="percentage" office:value="0.6429" calcext:value-type="percentage">
            <text:p>64.29%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22" calcext:value-type="percentage">
            <text:p>0.22%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204" calcext:value-type="percentage">
            <text:p>2.04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rinting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22" calcext:value-type="percentage">
            <text:p>0.22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egistration</text:p>
          </table:table-cell>
          <table:table-cell table:style-name="ce7" office:value-type="percentage" office:value="0.75" calcext:value-type="percentage">
            <text:p>75.00%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10" office:value-type="percentage" office:value="0.75" calcext:value-type="percentage">
            <text:p>75.00%</text:p>
          </table:table-cell>
          <table:table-cell table:style-name="ce11" office:value-type="percentage" office:value="0.0066" calcext:value-type="percentage">
            <text:p>0.66%</text:p>
          </table:table-cell>
          <table:table-cell table:style-name="ce7" office:value-type="percentage" office:value="0.6667" calcext:value-type="percentage">
            <text:p>66.67%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10" office:value-type="percentage" office:value="0.6667" calcext:value-type="percentage">
            <text:p>66.67%</text:p>
          </table:table-cell>
          <table:table-cell table:style-name="ce11" office:value-type="percentage" office:value="0.0408" calcext:value-type="percentage">
            <text:p>4.08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amba</text:p>
          </table:table-cell>
          <table:table-cell table:style-name="ce7" office:value-type="percentage" office:value="0.7" calcext:value-type="percentage">
            <text:p>70.00%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7" office:value-type="percentage" office:value="0.8" calcext:value-type="percentage">
            <text:p>80.00%</text:p>
          </table:table-cell>
          <table:table-cell table:style-name="ce9" office:value-type="percentage" office:value="0.0331" calcext:value-type="percentage">
            <text:p>3.31%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curity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10" office:value-type="percentage" office:value="0.75" calcext:value-type="percentage">
            <text:p>75.00%</text:p>
          </table:table-cell>
          <table:table-cell table:style-name="ce11" office:value-type="percentage" office:value="0.0066" calcext:value-type="percentage">
            <text:p>0.66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ound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10" office:value-type="percentage" office:value="0.8333" calcext:value-type="percentage">
            <text:p>83.33%</text:p>
          </table:table-cell>
          <table:table-cell table:style-name="ce11" office:value-type="percentage" office:value="0.0329" calcext:value-type="percentage">
            <text:p>3.29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Translations</text:p>
          </table:table-cell>
          <table:table-cell table:style-name="ce7" office:value-type="percentage" office:value="0.9474" calcext:value-type="percentage">
            <text:p>94.74%</text:p>
          </table:table-cell>
          <table:table-cell table:style-name="ce9" office:value-type="percentage" office:value="0.0274" calcext:value-type="percentage">
            <text:p>2.74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66" calcext:value-type="percentage">
            <text:p>0.66%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pdate-Problems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66" calcext:value-type="percentage">
            <text:p>0.66%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408" calcext:value-type="percentage">
            <text:p>4.08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pdate-Problems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66" calcext:value-type="percentage">
            <text:p>0.66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Virtualization:-Guest-Installation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22" calcext:value-type="percentage">
            <text:p>0.22%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Virtualization:-Keyboard,-Mouse,-Video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022" calcext:value-type="percentage">
            <text:p>0.22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Virtualization:-Management-Tools</text:p>
          </table:table-cell>
          <table:table-cell table:style-name="ce7" office:value-type="percentage" office:value="0.8" calcext:value-type="percentage">
            <text:p>80.00%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PN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X-ATI/fglrx-Driver</text:p>
          </table:table-cell>
          <table:table-cell table:style-name="ce7" office:value-type="percentage" office:value="0.6667" calcext:value-type="percentage">
            <text:p>66.67%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10" office:value-type="percentage" office:value="0.7" calcext:value-type="percentage">
            <text:p>70.00%</text:p>
          </table:table-cell>
          <table:table-cell table:style-name="ce11" office:value-type="percentage" office:value="0.0154" calcext:value-type="percentage">
            <text:p>1.54%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408" calcext:value-type="percentage">
            <text:p>4.08%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X-nVidia-Driver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1" office:value-type="percentage" office:value="0.011" calcext:value-type="percentage">
            <text:p>1.1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X-Server</text:p>
          </table:table-cell>
          <table:table-cell table:style-name="ce7" office:value-type="percentage" office:value="0.7826" calcext:value-type="percentage">
            <text:p>78.26%</text:p>
          </table:table-cell>
          <table:table-cell table:style-name="ce9" office:value-type="percentage" office:value="0.0274" calcext:value-type="percentage">
            <text:p>2.74%</text:p>
          </table:table-cell>
          <table:table-cell table:style-name="ce10" office:value-type="percentage" office:value="0.6667" calcext:value-type="percentage">
            <text:p>66.67%</text:p>
          </table:table-cell>
          <table:table-cell table:style-name="ce11" office:value-type="percentage" office:value="0.0482" calcext:value-type="percentage">
            <text:p>4.82%</text:p>
          </table:table-cell>
          <table:table-cell table:style-name="ce7" office:value-type="percentage" office:value="0.3333" calcext:value-type="percentage">
            <text:p>33.33%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408" calcext:value-type="percentage">
            <text:p>4.08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XEN:-Save-/-Restore-/-Migrate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1" office:value-type="percentage" office:value="0.0022" calcext:value-type="percentage">
            <text:p>0.22%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1" office:value-type="percentage" office:value="0.0204" calcext:value-type="percentage">
            <text:p>2.04%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aST2</text:p>
          </table:table-cell>
          <table:table-cell table:style-name="ce7" office:value-type="percentage" office:value="0.763" calcext:value-type="percentage">
            <text:p>76.30%</text:p>
          </table:table-cell>
          <table:table-cell table:style-name="ce9" office:value-type="percentage" office:value="0.1565" calcext:value-type="percentage">
            <text:p>15.65%</text:p>
          </table:table-cell>
          <table:table-cell table:style-name="ce10" office:value-type="percentage" office:value="0.8824" calcext:value-type="percentage">
            <text:p>88.24%</text:p>
          </table:table-cell>
          <table:table-cell table:style-name="ce11" office:value-type="percentage" office:value="0.0329" calcext:value-type="percentage">
            <text:p>3.29%</text:p>
          </table:table-cell>
          <table:table-cell table:style-name="ce7" office:value-type="percentage" office:value="0.8947" calcext:value-type="percentage">
            <text:p>89.47%</text:p>
          </table:table-cell>
          <table:table-cell table:style-name="ce9" office:value-type="percentage" office:value="0.1405" calcext:value-type="percentage">
            <text:p>14.05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11" office:value-type="percentage" office:value="0.0204" calcext:value-type="percentage">
            <text:p>2.04%</text:p>
          </table:table-cell>
          <table:table-cell table:number-columns-repeated="1015"/>
        </table:table-row>
        <table:table-row table:style-name="ro4" table:number-rows-repeated="6">
          <table:table-cell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/>
          <table:table-cell table:number-columns-repeated="1015"/>
        </table:table-row>
        <table:table-row table:style-name="ro4" table:number-rows-repeated="6">
          <table:table-cell table:number-columns-repeated="2"/>
          <table:table-cell table:style-name="ce3" table:number-columns-repeated="3"/>
          <table:table-cell/>
          <table:table-cell table:style-name="ce3" table:number-columns-repeated="3"/>
          <table:table-cell table:number-columns-repeated="1015"/>
        </table:table-row>
        <table:table-row table:style-name="ro4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0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4" table:target-range-address="'12 vs 11'.A2:'12 vs 11'.AMJ1048575" table:contains-header="false">
          <table:sort>
            <table:sort-by table:field-number="0" table:data-type="automatic"/>
            <table:sort-by table:field-number="10" table:order="descending" table:data-type="automatic"/>
          </table:sort>
        </table:database-range>
        <table:database-range table:name="__Anonymous_Sheet_DB__5" table:target-range-address="'team 12 vs 11'.A2:'team 12 vs 11'.AMJ1048575" table:contains-header="false">
          <table:sort>
            <table:sort-by table:field-number="0" table:data-type="automatic"/>
            <table:sort-by table:field-number="10" table:order="descending" table:data-type="automatic"/>
          </table:sort>
        </table:database-range>
        <table:database-range table:name="__Anonymous_Sheet_DB__7" table:target-range-address="'all vs team'.A1:'all vs team'.K43" table:display-filter-buttons="true"/>
        <table:database-range table:name="__Anonymous_Sheet_DB__8" table:target-range-address="chartD.A2:chartD.AMJ1048575" table:contains-header="false">
          <table:sort>
            <table:sort-by table:field-number="0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0000-00-00T10:32:39.062619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12-05T14:43:20.201822392</meta:creation-date>
    <dc:date>2014-12-08T15:27:52.465585841</dc:date>
    <meta:editing-duration>PT10H10M23S</meta:editing-duration>
    <meta:editing-cycles>37</meta:editing-cycles>
    <meta:generator>LibreOffice/4.1.5.3$Linux_X86_64 LibreOffice_project/410m0$Build-3</meta:generator>
    <meta:document-statistic meta:table-count="10" meta:cell-count="2570" meta:object-count="0"/>
  </office:meta>
</office:document-meta>
</file>